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Kirvy" svg:font-family="Kir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irvy" fo:font-size="150pt" officeooo:rsid="000f0bc5" officeooo:paragraph-rsid="0010b22f" style:font-size-asian="150pt" style:font-size-complex="150pt"/>
    </style:style>
    <style:style style:name="T1" style:family="text">
      <style:text-properties fo:color="#c9211e"/>
    </style:style>
    <style:style style:name="T2" style:family="text">
      <style:text-properties fo:color="#3465a4"/>
    </style:style>
    <style:style style:name="T3" style:family="text">
      <style:text-properties fo:color="#3465a4" officeooo:rsid="0010b22f"/>
    </style:style>
    <style:style style:name="T4" style:family="text">
      <style:text-properties style:use-window-font-color="true" fo:font-size="28pt" officeooo:rsid="0010b22f" style:font-size-asian="24.5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.<text:span text:style-name="T1">i</text:span><text:span text:style-name="T3">o</text:span></text:p>
      <text:p text:style-name="P1"><text:span text:style-name="T4">Financial modeling for humans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Kirvy" svg:font-family="Kir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6:11:12.810812793</meta:creation-date>
    <dc:date>2020-06-08T10:04:18.555238827</dc:date>
    <meta:editing-duration>PT6M9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2" meta:word-count="5" meta:character-count="35" meta:non-whitespace-character-count="32"/>
  </office:meta>
</office:document-meta>
</file>